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254f"/>
    </style:style>
    <style:style style:name="T2" style:family="text">
      <style:text-properties officeooo:rsid="0018b0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WS Tutorial - AWS Secrets Manager - Create Store and Retrieve a Secret (via Console and CLI)</text:h>
      <text:p text:style-name="Standard"><text:a xlink:type="simple" xlink:href="https://youtu.be/jgQaGhx_YaQ" text:style-name="Internet_20_link" text:visited-style-name="Visited_20_Internet_20_Link">https://youtu.be/jgQaGhx_YaQ</text:a></text:p>
      <text:h text:style-name="Heading_20_1" text:outline-level="1">AWS Tutorial - AWS Secrets Manager - Create a Secret and use with AWS MySQL RDS</text:h>
      <text:p text:style-name="Standard"><text:a xlink:type="simple" xlink:href="https://youtu.be/9XMqAwuHLsY" text:style-name="Internet_20_link" text:visited-style-name="Visited_20_Internet_20_Link">https://youtu.be/9XMqAwuHLsY</text:a></text:p>
      <text:p text:style-name="Standard"/>
      <text:h text:style-name="Heading_20_1" text:outline-level="1">AWS Tutorial - Launch a RDS MySQL instance and connect to it using Linux EC2 <text:span text:style-name="T1">(fantastic demo)</text:span></text:h>
      <text:p text:style-name="Standard"><text:a xlink:type="simple" xlink:href="https://youtu.be/xzCgeRxSzy4" text:style-name="Internet_20_link" text:visited-style-name="Visited_20_Internet_20_Link">https://youtu.be/xzCgeRxSzy4</text:a></text:p>
      <text:p text:style-name="Standard"/>
      <text:h text:style-name="Heading_20_1" text:outline-level="1">AWS RDS MySQL Database Setup With MYSQL Workbench <text:span text:style-name="T2">(crucial to understand MySql)</text:span></text:h>
      <text:p text:style-name="Standard"/>
      <text:p text:style-name="Standard">https://youtu.be/zOsO996Esck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22:01:58.427050436</meta:creation-date>
    <dc:date>2022-09-14T00:52:51.267415030</dc:date>
    <meta:editing-duration>PT6M11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1" meta:paragraph-count="8" meta:word-count="66" meta:character-count="456" meta:non-whitespace-character-count="398"/>
  </office:meta>
</office:document-meta>
</file>